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e4b9" officeooo:paragraph-rsid="000ee4b9"/>
    </style:style>
    <style:style style:name="P2" style:family="paragraph" style:parent-style-name="Standard">
      <style:paragraph-properties fo:text-align="justify" style:justify-single-word="false"/>
      <style:text-properties officeooo:rsid="001034df" officeooo:paragraph-rsid="001034df"/>
    </style:style>
    <style:style style:name="P3" style:family="paragraph" style:parent-style-name="Standard">
      <style:paragraph-properties fo:text-align="justify" style:justify-single-word="false"/>
      <style:text-properties officeooo:paragraph-rsid="000ee4b9"/>
    </style:style>
    <style:style style:name="T1" style:family="text">
      <style:text-properties officeooo:rsid="000ee4b9"/>
    </style:style>
    <style:style style:name="T2" style:family="text">
      <style:text-properties officeooo:rsid="00106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 : Bruno Alexandre Krinski</text:p>
      <text:p text:style-name="P1">Matéria: Processamento de Imagens</text:p>
      <text:p text:style-name="P1"/>
      <text:p text:style-name="P3"><text:span text:style-name="T1">Tarefa 4 - </text:span>Analise o programa anexo e explique o significado das imagens geradas dentro do diretório ‘Animation’.</text:p>
      <text:p text:style-name="P3"/>
      <text:p text:style-name="P2">Cada imagem gerada dentro do diretório mostra a imagem original composta apenas de ‘n’ frequências, onde n varia de 0 até o maior lado da imagem. Ou seja, a imagem 0 é <text:span text:style-name="T2">composta de 0 frequências, a imagem 1 é composta por 1 frequência, a imagem 2 é composta por 2 frequências e assim por diante, até a n-ésima <text:s/>imagem que é composta por todas as frequências da imagem original. Olhando para cada imagem do diretório ‘Animation’ é possível visualizar como cada frequência contribui para a formação da imag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0:54:17.032384862</meta:creation-date>
    <dc:date>2017-03-24T11:20:31.204331588</dc:date>
    <meta:editing-duration>PT3M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16" meta:character-count="683" meta:non-whitespace-character-count="570"/>
  </office:meta>
</office:document-meta>
</file>